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2Dumb" svg:font-family="2Dumb" style:font-pitch="variable"/>
    <style:font-face style:name="3Dumb" svg:font-family="3Dumb" style:font-pitch="variable"/>
    <style:font-face style:name="Alef" svg:font-family="Alef" style:font-pitch="variable"/>
    <style:font-face style:name="Amiri" svg:font-family="Amiri" style:font-pitch="variable"/>
    <style:font-face style:name="Rubik" svg:font-family="Rubik" style:font-pitch="variable"/>
    <style:font-face style:name="Blackadder ITC" svg:font-family="'Blackadder ITC'" style:font-family-generic="decorative" style:font-pitch="variable"/>
    <style:font-face style:name="Colonna MT" svg:font-family="'Colonna MT'" style:font-family-generic="decorative" style:font-pitch="variable"/>
    <style:font-face style:name="Imprint MT Shadow" svg:font-family="'Imprint MT Shadow'" style:font-family-generic="decorative" style:font-pitch="variable"/>
    <style:font-face style:name="Californian FB" svg:font-family="'Californian FB'" style:font-family-generic="roman" style:font-pitch="variable"/>
    <style:font-face style:name="Liberation Serif" svg:font-family="'Liberation Serif'" style:font-family-generic="roman" style:font-pitch="variable"/>
    <style:font-face style:name="Brush Script MT" svg:font-family="'Brush Script MT'" style:font-family-generic="script" style:font-pitch="variable"/>
    <style:font-face style:name="Agency FB" svg:font-family="'Agency FB'" style:font-family-generic="swiss" style:font-pitch="variable"/>
    <style:font-face style:name="Bahnschrift" svg:font-family="Bahnschrif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Rubik" fo:font-size="12pt" officeooo:rsid="0013f38f" officeooo:paragraph-rsid="0013f38f" style:font-size-asian="10.5pt" style:font-size-complex="12pt"/>
    </style:style>
    <style:style style:name="P2" style:family="paragraph" style:parent-style-name="Standard">
      <style:paragraph-properties fo:text-align="start" style:justify-single-word="false"/>
      <style:text-properties style:font-name="Rubik" fo:font-size="14pt" officeooo:rsid="0013f38f" officeooo:paragraph-rsid="0013f38f" style:font-size-asian="12.25pt" style:font-size-complex="14pt"/>
    </style:style>
    <style:style style:name="P3" style:family="paragraph" style:parent-style-name="Standard">
      <style:paragraph-properties fo:line-height="115%" fo:text-align="start" style:justify-single-word="false"/>
      <style:text-properties style:font-name="Rubik" fo:font-size="12pt" officeooo:rsid="0013f38f" officeooo:paragraph-rsid="0013f38f" style:font-size-asian="10.5pt" style:font-size-complex="12pt"/>
    </style:style>
    <style:style style:name="P4" style:family="paragraph" style:parent-style-name="Standard">
      <style:paragraph-properties fo:line-height="115%" fo:text-align="start" style:justify-single-word="false"/>
      <style:text-properties style:font-name="Rubik" fo:font-size="12pt" officeooo:rsid="0013f38f" officeooo:paragraph-rsid="0019112b" style:font-size-asian="10.5pt" style:font-size-complex="12pt"/>
    </style:style>
    <style:style style:name="P5" style:family="paragraph" style:parent-style-name="Standard">
      <style:paragraph-properties fo:text-align="center" style:justify-single-word="false"/>
      <style:text-properties style:font-name="3Dumb" fo:font-size="20pt" officeooo:rsid="0013f38f" officeooo:paragraph-rsid="0013f38f" fo:background-color="#e8e8e8" style:font-size-asian="17.5pt" style:font-size-complex="20pt"/>
    </style:style>
    <style:style style:name="P6" style:family="paragraph" style:parent-style-name="Standard">
      <style:paragraph-properties fo:text-align="start" style:justify-single-word="false"/>
      <style:text-properties style:font-name="3Dumb" fo:font-size="12pt" officeooo:rsid="0013f38f" officeooo:paragraph-rsid="0013f38f" style:font-size-asian="10.5pt" style:font-size-complex="12pt"/>
    </style:style>
    <style:style style:name="P7" style:family="paragraph" style:parent-style-name="Standard">
      <style:paragraph-properties fo:line-height="115%" fo:text-align="start" style:justify-single-word="false"/>
      <style:text-properties style:font-name="Imprint MT Shadow" fo:font-size="12pt" officeooo:rsid="0013f38f" officeooo:paragraph-rsid="0013f38f" style:font-size-asian="10.5pt" style:font-size-complex="12pt"/>
    </style:style>
    <style:style style:name="P8" style:family="paragraph" style:parent-style-name="Standard">
      <style:paragraph-properties fo:line-height="115%" fo:text-align="start" style:justify-single-word="false"/>
      <style:text-properties style:font-name="Imprint MT Shadow" fo:font-size="12pt" officeooo:rsid="0013f38f" officeooo:paragraph-rsid="0015e3f7" style:font-size-asian="10.5pt" style:font-size-complex="12pt"/>
    </style:style>
    <style:style style:name="P9" style:family="paragraph" style:parent-style-name="Standard">
      <style:paragraph-properties fo:line-height="115%" fo:text-align="start" style:justify-single-word="false"/>
      <style:text-properties style:font-name="Imprint MT Shadow" fo:font-size="12pt" officeooo:rsid="001508eb" officeooo:paragraph-rsid="0015e3f7" style:font-size-asian="10.5pt" style:font-size-complex="12pt"/>
    </style:style>
    <style:style style:name="P10" style:family="paragraph" style:parent-style-name="Standard">
      <style:paragraph-properties fo:line-height="115%" fo:text-align="start" style:justify-single-word="false"/>
      <style:text-properties style:font-name="Imprint MT Shadow" fo:font-size="12pt" officeooo:rsid="0019112b" officeooo:paragraph-rsid="0019112b" style:font-size-asian="10.5pt" style:font-size-complex="12pt"/>
    </style:style>
    <style:style style:name="P11" style:family="paragraph" style:parent-style-name="Standard">
      <style:paragraph-properties fo:line-height="115%" fo:text-align="start" style:justify-single-word="false"/>
      <style:text-properties style:font-name="Imprint MT Shadow" fo:font-size="12pt" style:text-underline-style="solid" style:text-underline-width="auto" style:text-underline-color="font-color" officeooo:rsid="001c3435" officeooo:paragraph-rsid="0013f38f" style:font-size-asian="10.5pt" style:font-size-complex="12pt"/>
    </style:style>
    <style:style style:name="P12" style:family="paragraph" style:parent-style-name="Standard">
      <style:paragraph-properties fo:line-height="115%" fo:text-align="start" style:justify-single-word="false"/>
      <style:text-properties style:font-name="Imprint MT Shadow" fo:font-size="12pt" style:text-underline-style="none" officeooo:rsid="0013f38f" officeooo:paragraph-rsid="0013f38f" style:font-size-asian="10.5pt" style:font-size-complex="12pt"/>
    </style:style>
    <style:style style:name="T1" style:family="text">
      <style:text-properties fo:font-size="14pt" fo:font-style="italic" style:text-underline-style="solid" style:text-underline-width="auto" style:text-underline-color="font-color" fo:background-color="#e8e8e8" loext:char-shading-value="0" style:font-size-asian="12.25pt" style:font-style-asian="italic" style:font-size-complex="14pt" style:font-style-complex="italic"/>
    </style:style>
    <style:style style:name="T2" style:family="text">
      <style:text-properties fo:font-size="14pt" fo:font-style="italic" fo:background-color="#e8e8e8" loext:char-shading-value="0" style:font-size-asian="12.25pt" style:font-style-asian="italic" style:font-size-complex="14pt" style:font-style-complex="italic"/>
    </style:style>
    <style:style style:name="T3" style:family="text">
      <style:text-properties officeooo:rsid="0014a9c0"/>
    </style:style>
    <style:style style:name="T4" style:family="text">
      <style:text-properties officeooo:rsid="001508eb"/>
    </style:style>
    <style:style style:name="T5" style:family="text">
      <style:text-properties officeooo:rsid="0019112b"/>
    </style:style>
    <style:style style:name="T6" style:family="text">
      <style:text-properties officeooo:rsid="001a5561"/>
    </style:style>
    <style:style style:name="T7" style:family="text">
      <style:text-properties fo:font-style="italic" style:font-style-asian="italic" style:font-style-complex="italic"/>
    </style:style>
    <style:style style:name="T8" style:family="text">
      <style:text-properties fo:font-style="italic" officeooo:rsid="0014a9c0" style:font-style-asian="italic" style:font-style-complex="italic"/>
    </style:style>
    <style:style style:name="T9" style:family="text">
      <style:text-properties fo:font-style="italic" officeooo:rsid="001c3435" style:font-style-asian="italic" style:font-style-complex="italic"/>
    </style:style>
    <style:style style:name="T10" style:family="text">
      <style:text-properties fo:font-style="italic" officeooo:rsid="001a5561" style:font-style-asian="italic" style:font-style-complex="italic"/>
    </style:style>
    <style:style style:name="T11" style:family="text">
      <style:text-properties fo:font-style="italic" style:text-underline-style="solid" style:text-underline-width="auto" style:text-underline-color="font-color" fo:background-color="#e8e8e8" loext:char-shading-value="0" style:font-style-asian="italic" style:font-style-complex="italic"/>
    </style:style>
    <style:style style:name="T12" style:family="text">
      <style:text-properties fo:font-style="italic" style:text-underline-style="none" fo:background-color="#e8e8e8" loext:char-shading-value="0" style:font-style-asian="italic" style:font-style-complex="italic"/>
    </style:style>
    <style:style style:name="T13" style:family="text">
      <style:text-properties fo:font-style="italic" fo:background-color="#e8e8e8" loext:char-shading-value="0" style:font-style-asian="italic" style:font-style-complex="italic"/>
    </style:style>
    <style:style style:name="T14" style:family="text">
      <style:text-properties fo:font-style="italic" fo:font-weight="bold" officeooo:rsid="0014a9c0" style:font-style-asian="italic" style:font-weight-asian="bold" style:font-style-complex="italic" style:font-weight-complex="bold"/>
    </style:style>
    <style:style style:name="T15" style:family="text">
      <style:text-properties fo:font-style="italic" fo:font-weight="normal" officeooo:rsid="0014a9c0" style:font-style-asian="italic" style:font-weight-asian="normal" style:font-style-complex="italic" style:font-weight-complex="normal"/>
    </style:style>
    <style:style style:name="T16" style:family="text">
      <style:text-properties style:text-underline-style="solid" style:text-underline-width="auto" style:text-underline-color="font-color" officeooo:rsid="001c3435"/>
    </style:style>
    <style:style style:name="T17" style:family="text">
      <style:text-properties officeooo:rsid="001c3435"/>
    </style:style>
    <style:style style:name="T18" style:family="text">
      <style:text-properties officeooo:rsid="001d0ece"/>
    </style:style>
    <style:style style:name="T19" style:family="text">
      <style:text-properties fo:background-color="#e8e8e8" loext:char-shading-value="0"/>
    </style:style>
    <style:style style:name="T20" style:family="text">
      <style:text-properties officeooo:rsid="001f25a4"/>
    </style:style>
    <style:style style:name="T21" style:family="text">
      <style:text-properties style:font-name="2Dumb"/>
    </style:style>
    <style:style style:name="T22" style:family="text">
      <style:text-properties style:font-name="3Dumb"/>
    </style:style>
    <style:style style:name="T23" style:family="text">
      <style:text-properties style:font-name="3Dumb" fo:font-style="italic" style:text-underline-style="none" fo:background-color="#e8e8e8" loext:char-shading-value="0" style:font-style-asian="italic" style:font-style-complex="italic"/>
    </style:style>
    <style:style style:name="T24" style:family="text">
      <style:text-properties style:font-name="3Dumb" fo:font-style="italic" style:text-underline-style="solid" style:text-underline-width="auto" style:text-underline-color="font-color" fo:background-color="#e8e8e8" loext:char-shading-value="0" style:font-style-asian="italic" style:font-style-complex="italic"/>
    </style:style>
    <style:style style:name="T25" style:family="text">
      <style:text-properties style:font-name="3Dumb" fo:font-style="italic" fo:background-color="#e8e8e8" loext:char-shading-value="0" style:font-style-asian="italic" style:font-style-complex="italic"/>
    </style:style>
    <style:style style:name="T26" style:family="text">
      <style:text-properties style:font-name="3Dumb" fo:background-color="#e8e8e8" loext:char-shading-value="0"/>
    </style:style>
    <style:style style:name="T27" style:family="text">
      <style:text-properties style:font-name="Agency FB"/>
    </style:style>
    <style:style style:name="T28" style:family="text">
      <style:text-properties style:font-name="Alef"/>
    </style:style>
    <style:style style:name="T29" style:family="text">
      <style:text-properties style:font-name="Amiri"/>
    </style:style>
    <style:style style:name="T30" style:family="text">
      <style:text-properties style:font-name="Bahnschrift"/>
    </style:style>
    <style:style style:name="T31" style:family="text">
      <style:text-properties style:font-name="Blackadder ITC"/>
    </style:style>
    <style:style style:name="T32" style:family="text">
      <style:text-properties style:font-name="Brush Script MT"/>
    </style:style>
    <style:style style:name="T33" style:family="text">
      <style:text-properties style:font-name="Californian FB"/>
    </style:style>
    <style:style style:name="T34" style:family="text">
      <style:text-properties style:font-name="Colonna MT"/>
    </style:style>
    <style:style style:name="T35" style:family="text">
      <style:text-properties style:font-name="Imprint MT Shadow"/>
    </style:style>
    <style:style style:name="T36" style:family="text">
      <style:text-properties style:font-name="Imprint MT Shadow" officeooo:rsid="001508eb"/>
    </style:style>
    <style:style style:name="T37" style:family="text">
      <style:text-properties style:font-name="Imprint MT Shadow" officeooo:rsid="0019112b"/>
    </style:style>
    <style:style style:name="T38" style:family="text">
      <style:text-properties fo:font-weight="bold" officeooo:rsid="0014a9c0" style:font-weight-asian="bold" style:font-weight-complex="bold"/>
    </style:style>
    <style:style style:name="T39" style:family="text">
      <style:text-properties fo:font-weight="bold" officeooo:rsid="001f25a4" style:font-weight-asian="bold" style:font-weight-complex="bold"/>
    </style:style>
    <style:style style:name="T40" style:family="text">
      <style:text-properties fo:font-weight="normal" officeooo:rsid="001f25a4" style:font-weight-asian="normal" style:font-weight-complex="normal"/>
    </style:style>
    <style:style style:name="T41" style:family="text">
      <style:text-properties fo:font-style="normal" fo:font-weight="normal" officeooo:rsid="0014a9c0"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tratégie d’Apprentissage</text:p>
      <text:p text:style-name="P6"/>
      <text:p text:style-name="P6"/>
      <text:p text:style-name="P6"/>
      <text:p text:style-name="P6"><text:tab/><text:span text:style-name="T2">I/ <text:s/></text:span><text:span text:style-name="T1">Objectif à long terme</text:span></text:p>
      <text:p text:style-name="P1"/>
      <text:p text:style-name="P3"><text:tab/><text:span text:style-name="T35">C’est marrant d’employer « à long terme » lorsque juste avant, vous avez suivi le cours de Guillaume Parrou qui définit notre société du travail actuel comme de l’employabilité.</text:span></text:p>
      <text:p text:style-name="P3"><text:tab/><text:span text:style-name="T35">Pour ma part, le seul objectif à long terme que j’ai eu de toute ma vie, c’est pilote de chasse quand j’étais gamin… J’ai quelque peu échoué (En réalité, c’est rester au stade de l’imaginaire).</text:span></text:p>
      <text:p text:style-name="P7"><text:tab/><text:span text:style-name="T3">Donc, l’objectif à long terme appartient à chacun de définir ce qu’il considère comme long. L’avantage que j’ai par rapport à un petit jeune, c’est qu’à la question « Où vous voyez-vous dans 20 ans ?», c’est que je serai sûr à la retraite et peut-être en vie.</text:span></text:p>
      <text:p text:style-name="P7"><text:tab/><text:span text:style-name="T3">Maintenant, dans mon parcours professionnel,</text:span><text:span text:style-name="T15"> </text:span><text:span text:style-name="T41">j’ai toujours fonctionné par étape</text:span><text:span text:style-name="T15"> </text:span><text:span text:style-name="T3">car l’expression «</text:span><text:span text:style-name="T8">Il ne faut pas mettre la charrue avant les boeufs </text:span><text:span text:style-name="T3">» est l’une des meilleures expressions jamais créées.</text:span></text:p>
      <text:p text:style-name="P7"/>
      <text:p text:style-name="P7"><text:tab/><text:span text:style-name="T20">§<text:tab/>Ma première étape est d’</text:span><text:span text:style-name="T39">apprendre</text:span><text:span text:style-name="T20">.</text:span></text:p>
      <text:p text:style-name="P7"><text:tab/><text:span text:style-name="T20">§<text:tab/>Ma deuxième étape est l’</text:span><text:span text:style-name="T39">obtention de mon diplôme</text:span><text:span text:style-name="T20">.</text:span></text:p>
      <text:p text:style-name="P7"><text:tab/><text:span text:style-name="T20">§<text:tab/>Ma troisième étape est de trouver une entreprise qui ne considère pas <text:tab/><text:tab/></text:span><text:span text:style-name="T40">l’humain</text:span><text:span text:style-name="T20"> comme dernière préoccupation dans son entreprise. (Oui, là j’en <text:tab/><text:tab/>sors donc ça va!!).</text:span></text:p>
      <text:p text:style-name="P7"/>
      <text:p text:style-name="P7"><text:tab/><text:span text:style-name="T3">Mon objectif à terme a deux possibilités :</text:span></text:p>
      <text:p text:style-name="P7"><text:tab/><text:tab/>-<text:tab/><text:span text:style-name="T3">Travailler pour une entreprise</text:span></text:p>
      <text:p text:style-name="P7"><text:tab/><text:tab/>-<text:tab/><text:span text:style-name="T3">Travailler en freelance</text:span></text:p>
      <text:p text:style-name="P7"><text:tab/><text:span text:style-name="T4">Ma réflexion en est à ce stade à l’heure actuelle. La vie est faîte d’opportunités, il faut juste prendre le recul nécessaire pour ne pas qu’elle vous passe dans le dos.</text:span></text:p>
      <text:p text:style-name="P7"/>
      <text:p text:style-name="P7"><text:tab/><text:span text:style-name="T16">23 juin 2019</text:span></text:p>
      <text:p text:style-name="P11"/>
      <text:p text:style-name="P12"><text:tab/><text:span text:style-name="T17">Vous vous demandez ce que ça vient faire là ? Cette date est une espèce de post-scriptum qui voit une évolution dans ma vision de l’apprentissage et comme vous sembliez curieux de connaître mon objectif à long terme (Si ! Si ! Je vois bien que cela commence à poser de sacrés problèmes de nuits agitées), je pense (mais vraiment en toute humilité) que j’essaierai d’atteindre un objectif de </text:span><text:span text:style-name="T9">développeur fullstack</text:span><text:span text:style-name="T17">. </text:span></text:p>
      <text:p text:style-name="P12"><text:tab/><text:span text:style-name="T17">Ouuiii, je vois déjà les sourires en coin, le petit rire sortir très légèrement de la gorge voire l’esclaffement total mais de savoir qu’il y a peu de développeurs fullstack, pu@#&amp;= ? ! ça, M’sieurs-Dames, c’est un objectif qui vaut la peine d’essayer.</text:span></text:p>
      <text:p text:style-name="P12"><text:tab/><text:span text:style-name="T17">Maintenant, et c’est pour cela que je n’ai rien changé à ce que j’ai écrit ci-dessus, je continue pas à pas ma progression… Je reste lucide, je suis à la porte d’un beau projet, le tout est de savoir si je ne devrais pas prendre la sortie de secours après.</text:span></text:p>
      <text:p text:style-name="P1"/>
      <text:p text:style-name="P1"/>
      <text:p text:style-name="P2"><text:soft-page-break/><text:tab/><text:span text:style-name="T23">II/</text:span><text:span text:style-name="T26"> <text:s/></text:span><text:span text:style-name="T24">Rythme d’apprentissage</text:span></text:p>
      <text:p text:style-name="P1"/>
      <text:p text:style-name="P3"><text:tab/><text:span text:style-name="T36">Je n’ai pas de rythme, je suis un bosseur. Je décide d’arriver à un but, je fais en sorte de mettre les moyens en œuvre pour atteindre ce but.</text:span></text:p>
      <text:p text:style-name="P7"><text:tab/><text:span text:style-name="T4">Si j’en ai assez, je reprends mon souffle, je fais autre chose puis le moment venu, je repars à l’attaque. </text:span></text:p>
      <text:p text:style-name="P8"><text:tab/><text:span text:style-name="T4">Depuis que j’ai commencé ma vie active, je sais pas trop ce qu’est un week-end, j’en ai vu quand même mais loin de la majorité des français. Ces dernières années, j’avais oublié qu’il y avait des jours fériés, j’ai même renommé cela des jours frustrés car lorsque les gens partaient faire leur petit week-end de trois/quatre jours, c’est moi qui les emmenaient, capitaine Ouibeurk oblige (Désolé, j’ai de l’urticaire lorsque j’évoque mon ancien entreprise de mafieux). Et néanmoins, j’adorais ce métier de conducteur… mais c’est du passé désormais. Cela indique juste ma détermination à avancer.</text:span></text:p>
      <text:p text:style-name="P9"><text:tab/>Maintenant,<text:span text:style-name="T7"> mon rythme se fera en fonction des objectifs et du travail attendu</text:span>. <text:span text:style-name="T18">Non mais… </text:span></text:p>
      <text:p text:style-name="P2"/>
      <text:p text:style-name="P2"><text:tab/><text:span text:style-name="T25">III/</text:span><text:span text:style-name="T26"> </text:span><text:span text:style-name="T24">Moments de frustation<text:tab/></text:span></text:p>
      <text:p text:style-name="P1"/>
      <text:p text:style-name="P4"><text:tab/><text:span text:style-name="T37">Alors, je comprends que certains cours abordés pourront être difficile mais la frustration intervient chez moi lorsqu’il n’y a aucune solution, nada, que d’chi…</text:span></text:p>
      <text:p text:style-name="P10"><text:tab/>S’il y a une personne qui t’explique dix fois, vingt fois un thème que je ne comprend pas, ce n’est pas de la frustation car je sais qu’il existe une solution. <text:span text:style-name="T18">Par contre, pour la personne, je ne me prononcerai pas… </text:span></text:p>
      <text:p text:style-name="P10"><text:tab/>Si je ne peux pas finir un jeu vidéo parce que la difficulté a été mal dosée, oui ! Je suis frustré d’avoir passé autant d’heures dessus et de ne pas voir la fin <text:span text:style-name="T18">et d’avoir péta de la tune pour ce jeu de … Huum ! Excusez-moi, je viens de me perdre !</text:span></text:p>
      <text:p text:style-name="P10"><text:tab/><text:span text:style-name="T10">Le seul moment de frustration que je pourrai avoir est de tout mettre en œuvre pour être développeur, et de ne pas avoir l’étoffe de le devenir</text:span><text:span text:style-name="T6">. Mais comme il est hors de question que je reparte sur la route comme conducteur, je n’aurai pas le temps de penser à être frustré.</text:span></text:p>
      <text:p text:style-name="P10"><text:tab/><text:span text:style-name="T18">Maintenant, mon petit truc à moi pour me détendre, je me mets une ‘tite vidéo de Julien Cazare, je ne peux pas m’empêcher de rire… Et je ris, et je r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2Dumb" svg:font-family="2Dumb" style:font-pitch="variable"/>
    <style:font-face style:name="3Dumb" svg:font-family="3Dumb" style:font-pitch="variable"/>
    <style:font-face style:name="Alef" svg:font-family="Alef" style:font-pitch="variable"/>
    <style:font-face style:name="Amiri" svg:font-family="Amiri" style:font-pitch="variable"/>
    <style:font-face style:name="Rubik" svg:font-family="Rubik" style:font-pitch="variable"/>
    <style:font-face style:name="Blackadder ITC" svg:font-family="'Blackadder ITC'" style:font-family-generic="decorative" style:font-pitch="variable"/>
    <style:font-face style:name="Colonna MT" svg:font-family="'Colonna MT'" style:font-family-generic="decorative" style:font-pitch="variable"/>
    <style:font-face style:name="Imprint MT Shadow" svg:font-family="'Imprint MT Shadow'" style:font-family-generic="decorative" style:font-pitch="variable"/>
    <style:font-face style:name="Californian FB" svg:font-family="'Californian FB'" style:font-family-generic="roman" style:font-pitch="variable"/>
    <style:font-face style:name="Liberation Serif" svg:font-family="'Liberation Serif'" style:font-family-generic="roman" style:font-pitch="variable"/>
    <style:font-face style:name="Brush Script MT" svg:font-family="'Brush Script MT'" style:font-family-generic="script" style:font-pitch="variable"/>
    <style:font-face style:name="Agency FB" svg:font-family="'Agency FB'" style:font-family-generic="swiss" style:font-pitch="variable"/>
    <style:font-face style:name="Bahnschrift" svg:font-family="Bahnschrif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5T09:28:34.017000000</meta:creation-date>
    <dc:date>2019-06-26T09:00:56.105000000</dc:date>
    <meta:editing-duration>PT20M57S</meta:editing-duration>
    <meta:editing-cycles>3</meta:editing-cycles>
    <meta:generator>LibreOffice/6.2.4.2$Windows_X86_64 LibreOffice_project/2412653d852ce75f65fbfa83fb7e7b669a126d64</meta:generator>
    <meta:document-statistic meta:table-count="0" meta:image-count="0" meta:object-count="0" meta:page-count="2" meta:paragraph-count="28" meta:word-count="774" meta:character-count="4408" meta:non-whitespace-character-count="3622"/>
  </office:meta>
</office:document-meta>
</file>